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091e28d" style:font-size-asian="14pt" style:font-size-complex="14pt"/>
    </style:style>
    <style:style style:name="P6" style:family="paragraph" style:parent-style-name="Standard">
      <style:text-properties fo:font-size="14pt" officeooo:rsid="0093ee16" officeooo:paragraph-rsid="0093ee16" style:font-size-asian="14pt" style:font-size-complex="14pt"/>
    </style:style>
    <style:style style:name="P7" style:family="paragraph" style:parent-style-name="Standard">
      <style:text-properties fo:font-size="14pt" officeooo:rsid="0093ee16" officeooo:paragraph-rsid="0097bd51" style:font-size-asian="14pt" style:font-size-complex="14pt"/>
    </style:style>
    <style:style style:name="P8" style:family="paragraph" style:parent-style-name="Standard">
      <style:text-properties fo:font-size="14pt" officeooo:rsid="00969335" officeooo:paragraph-rsid="00969335" style:font-size-asian="14pt" style:font-size-complex="14pt"/>
    </style:style>
    <style:style style:name="P9" style:family="paragraph" style:parent-style-name="Standard">
      <style:text-properties fo:font-size="14pt" officeooo:rsid="00969335" officeooo:paragraph-rsid="00a8e922" style:font-size-asian="14pt" style:font-size-complex="14pt"/>
    </style:style>
    <style:style style:name="P10" style:family="paragraph" style:parent-style-name="Standard">
      <style:text-properties fo:font-size="14pt" officeooo:rsid="00969335" officeooo:paragraph-rsid="00b71c44" style:font-size-asian="14pt" style:font-size-complex="14pt"/>
    </style:style>
    <style:style style:name="P11" style:family="paragraph" style:parent-style-name="Standard">
      <style:text-properties fo:font-size="14pt" officeooo:rsid="0097bd51" officeooo:paragraph-rsid="0097bd51" style:font-size-asian="14pt" style:font-size-complex="14pt"/>
    </style:style>
    <style:style style:name="P12" style:family="paragraph" style:parent-style-name="Standard">
      <style:text-properties fo:font-size="14pt" officeooo:paragraph-rsid="0097bd51" style:font-size-asian="14pt" style:font-size-complex="14pt"/>
    </style:style>
    <style:style style:name="P13" style:family="paragraph" style:parent-style-name="Standard">
      <style:text-properties fo:font-size="14pt" officeooo:paragraph-rsid="00989854" style:font-size-asian="14pt" style:font-size-complex="14pt"/>
    </style:style>
    <style:style style:name="P14" style:family="paragraph" style:parent-style-name="Standard">
      <style:text-properties fo:font-size="14pt" officeooo:rsid="00989854" officeooo:paragraph-rsid="00989854" style:font-size-asian="14pt" style:font-size-complex="14pt"/>
    </style:style>
    <style:style style:name="P15" style:family="paragraph" style:parent-style-name="Standard">
      <style:text-properties fo:font-size="14pt" officeooo:rsid="009b311d" officeooo:paragraph-rsid="009b311d" style:font-size-asian="14pt" style:font-size-complex="14pt"/>
    </style:style>
    <style:style style:name="P16" style:family="paragraph" style:parent-style-name="Standard">
      <style:text-properties fo:font-size="14pt" officeooo:rsid="009c19cc" officeooo:paragraph-rsid="009c19cc" style:font-size-asian="14pt" style:font-size-complex="14pt"/>
    </style:style>
    <style:style style:name="P17" style:family="paragraph" style:parent-style-name="Standard">
      <style:text-properties fo:font-size="14pt" officeooo:rsid="009c6106" officeooo:paragraph-rsid="009c6106" style:font-size-asian="14pt" style:font-size-complex="14pt"/>
    </style:style>
    <style:style style:name="P18" style:family="paragraph" style:parent-style-name="Standard">
      <style:text-properties fo:font-size="14pt" officeooo:rsid="009fa008" officeooo:paragraph-rsid="009fa008" style:font-size-asian="14pt" style:font-size-complex="14pt"/>
    </style:style>
    <style:style style:name="P19" style:family="paragraph" style:parent-style-name="Standard">
      <style:text-properties fo:font-size="14pt" officeooo:rsid="00a0d374" officeooo:paragraph-rsid="00a0d374" style:font-size-asian="14pt" style:font-size-complex="14pt"/>
    </style:style>
    <style:style style:name="P20" style:family="paragraph" style:parent-style-name="Standard">
      <style:text-properties fo:font-size="14pt" officeooo:rsid="00a17034" officeooo:paragraph-rsid="00a17034" style:font-size-asian="14pt" style:font-size-complex="14pt"/>
    </style:style>
    <style:style style:name="P21" style:family="paragraph" style:parent-style-name="Standard">
      <style:text-properties fo:font-size="14pt" officeooo:rsid="00a17034" officeooo:paragraph-rsid="00a2f7f8" style:font-size-asian="14pt" style:font-size-complex="14pt"/>
    </style:style>
    <style:style style:name="P22" style:family="paragraph" style:parent-style-name="Standard">
      <style:text-properties fo:font-size="14pt" officeooo:rsid="00a17034" officeooo:paragraph-rsid="00a3f981" style:font-size-asian="14pt" style:font-size-complex="14pt"/>
    </style:style>
    <style:style style:name="P23" style:family="paragraph" style:parent-style-name="Standard">
      <style:text-properties fo:font-size="14pt" officeooo:rsid="00a17034" officeooo:paragraph-rsid="00a49c15" style:font-size-asian="14pt" style:font-size-complex="14pt"/>
    </style:style>
    <style:style style:name="P24" style:family="paragraph" style:parent-style-name="Standard">
      <style:text-properties fo:font-size="14pt" officeooo:rsid="00a2f7f8" officeooo:paragraph-rsid="00a2f7f8" style:font-size-asian="14pt" style:font-size-complex="14pt"/>
    </style:style>
    <style:style style:name="P25" style:family="paragraph" style:parent-style-name="Standard">
      <style:text-properties fo:font-size="14pt" officeooo:rsid="00a2f7f8" officeooo:paragraph-rsid="00a3f981" style:font-size-asian="14pt" style:font-size-complex="14pt"/>
    </style:style>
    <style:style style:name="P26" style:family="paragraph" style:parent-style-name="Standard">
      <style:text-properties fo:font-size="14pt" officeooo:rsid="00a3f981" officeooo:paragraph-rsid="00a3f981" style:font-size-asian="14pt" style:font-size-complex="14pt"/>
    </style:style>
    <style:style style:name="P27" style:family="paragraph" style:parent-style-name="Standard">
      <style:text-properties fo:font-size="14pt" officeooo:rsid="00a49c15" officeooo:paragraph-rsid="00a49c15" style:font-size-asian="14pt" style:font-size-complex="14pt"/>
    </style:style>
    <style:style style:name="P28" style:family="paragraph" style:parent-style-name="Standard">
      <style:text-properties fo:font-size="14pt" officeooo:rsid="00a55a25" officeooo:paragraph-rsid="00a55a25" style:font-size-asian="14pt" style:font-size-complex="14pt"/>
    </style:style>
    <style:style style:name="P29" style:family="paragraph" style:parent-style-name="Standard">
      <style:text-properties fo:font-size="14pt" officeooo:paragraph-rsid="00ad77ef" style:font-size-asian="14pt" style:font-size-complex="14pt"/>
    </style:style>
    <style:style style:name="P30" style:family="paragraph" style:parent-style-name="Standard">
      <style:text-properties fo:font-size="14pt" officeooo:rsid="00ad77ef" officeooo:paragraph-rsid="00ad77ef" style:font-size-asian="14pt" style:font-size-complex="14pt"/>
    </style:style>
    <style:style style:name="P31" style:family="paragraph" style:parent-style-name="Standard">
      <style:text-properties fo:font-size="14pt" officeooo:rsid="00ae766d" officeooo:paragraph-rsid="00ae766d" style:font-size-asian="14pt" style:font-size-complex="14pt"/>
    </style:style>
    <style:style style:name="P32" style:family="paragraph" style:parent-style-name="Standard">
      <style:text-properties fo:font-size="14pt" officeooo:paragraph-rsid="00ae766d" style:font-size-asian="14pt" style:font-size-complex="14pt"/>
    </style:style>
    <style:style style:name="P33" style:family="paragraph" style:parent-style-name="Standard">
      <style:text-properties fo:font-size="14pt" officeooo:rsid="00afa6f3" officeooo:paragraph-rsid="00afa6f3" style:font-size-asian="14pt" style:font-size-complex="14pt"/>
    </style:style>
    <style:style style:name="P34" style:family="paragraph" style:parent-style-name="Standard">
      <style:text-properties fo:font-size="14pt" officeooo:rsid="00afa6f3" officeooo:paragraph-rsid="00b1a257" style:font-size-asian="14pt" style:font-size-complex="14pt"/>
    </style:style>
    <style:style style:name="P35" style:family="paragraph" style:parent-style-name="Standard">
      <style:text-properties fo:font-size="14pt" officeooo:rsid="00b1a257" officeooo:paragraph-rsid="00b1a257" style:font-size-asian="14pt" style:font-size-complex="14pt"/>
    </style:style>
    <style:style style:name="P36" style:family="paragraph" style:parent-style-name="Standard">
      <style:text-properties fo:font-size="14pt" officeooo:rsid="00b71c44" officeooo:paragraph-rsid="00b71c44" style:font-size-asian="14pt" style:font-size-complex="14pt"/>
    </style:style>
    <style:style style:name="P37" style:family="paragraph" style:parent-style-name="Standard">
      <style:text-properties fo:font-size="14pt" officeooo:paragraph-rsid="00b71c44" style:font-size-asian="14pt" style:font-size-complex="14pt"/>
    </style:style>
    <style:style style:name="P38" style:family="paragraph" style:parent-style-name="Standard">
      <style:text-properties fo:font-size="14pt" officeooo:rsid="00b7fcaa" officeooo:paragraph-rsid="00b7fcaa" style:font-size-asian="14pt" style:font-size-complex="14pt"/>
    </style:style>
    <style:style style:name="P39" style:family="paragraph" style:parent-style-name="Standard">
      <style:text-properties fo:font-size="14pt" officeooo:rsid="00b95c96" officeooo:paragraph-rsid="00b95c96" style:font-size-asian="14pt" style:font-size-complex="14pt"/>
    </style:style>
    <style:style style:name="P40" style:family="paragraph" style:parent-style-name="Standard">
      <style:text-properties fo:font-size="14pt" officeooo:rsid="00bb1ae7" officeooo:paragraph-rsid="00b95c96" style:font-size-asian="14pt" style:font-size-complex="14pt"/>
    </style:style>
    <style:style style:name="P41" style:family="paragraph" style:parent-style-name="Standard">
      <style:text-properties fo:font-size="14pt" officeooo:rsid="00bb1ae7" officeooo:paragraph-rsid="00bb1ae7" style:font-size-asian="14pt" style:font-size-complex="14pt"/>
    </style:style>
    <style:style style:name="P42" style:family="paragraph" style:parent-style-name="Standard">
      <style:text-properties fo:font-size="14pt" officeooo:rsid="00bb1ae7" officeooo:paragraph-rsid="00bbdf50" style:font-size-asian="14pt" style:font-size-complex="14pt"/>
    </style:style>
    <style:style style:name="P43" style:family="paragraph" style:parent-style-name="Standard">
      <style:text-properties fo:font-size="14pt" officeooo:paragraph-rsid="00bbdf50" style:font-size-asian="14pt" style:font-size-complex="14pt"/>
    </style:style>
    <style:style style:name="P44" style:family="paragraph" style:parent-style-name="Standard">
      <style:text-properties fo:font-size="14pt" officeooo:rsid="00bbdf50" officeooo:paragraph-rsid="00bbdf50" style:font-size-asian="14pt" style:font-size-complex="14pt"/>
    </style:style>
    <style:style style:name="P45" style:family="paragraph" style:parent-style-name="Standard">
      <style:text-properties fo:font-size="14pt" officeooo:rsid="00be4440" officeooo:paragraph-rsid="00be4440" style:font-size-asian="14pt" style:font-size-complex="14pt"/>
    </style:style>
    <style:style style:name="P46" style:family="paragraph" style:parent-style-name="Standard">
      <style:text-properties fo:font-size="14pt" officeooo:rsid="00be4440" officeooo:paragraph-rsid="00c1ccb9" style:font-size-asian="14pt" style:font-size-complex="14pt"/>
    </style:style>
    <style:style style:name="P47" style:family="paragraph" style:parent-style-name="Standard">
      <style:text-properties fo:font-size="14pt" officeooo:rsid="00bfa491" officeooo:paragraph-rsid="00bfa491" style:font-size-asian="14pt" style:font-size-complex="14pt"/>
    </style:style>
    <style:style style:name="P48" style:family="paragraph" style:parent-style-name="Standard">
      <style:text-properties fo:font-size="14pt" officeooo:rsid="00bfe22f" officeooo:paragraph-rsid="00bfe22f" style:font-size-asian="14pt" style:font-size-complex="14pt"/>
    </style:style>
    <style:style style:name="P49" style:family="paragraph" style:parent-style-name="Standard">
      <style:text-properties fo:font-size="14pt" officeooo:rsid="00c1ccb9" officeooo:paragraph-rsid="00c1ccb9" style:font-size-asian="14pt" style:font-size-complex="14pt"/>
    </style:style>
    <style:style style:name="P50" style:family="paragraph" style:parent-style-name="Standard">
      <style:text-properties fo:font-size="14pt" fo:font-style="italic" style:font-size-asian="14pt" style:font-style-asian="italic" style:font-size-complex="14pt" style:font-style-complex="italic"/>
    </style:style>
    <style:style style:name="P51" style:family="paragraph" style:parent-style-name="Standard">
      <style:text-properties fo:font-size="14pt" fo:font-weight="normal" officeooo:rsid="00afa6f3" officeooo:paragraph-rsid="00afa6f3" style:font-size-asian="14pt" style:font-weight-asian="normal" style:font-size-complex="14pt" style:font-weight-complex="normal"/>
    </style:style>
    <style:style style:name="P52" style:family="paragraph" style:parent-style-name="Standard">
      <style:text-properties fo:font-size="14pt" fo:font-weight="normal" officeooo:rsid="00afa6f3" officeooo:paragraph-rsid="00b1a257" style:font-size-asian="14pt" style:font-weight-asian="normal" style:font-size-complex="14pt" style:font-weight-complex="normal"/>
    </style:style>
    <style:style style:name="P53" style:family="paragraph" style:parent-style-name="Standard">
      <style:text-properties fo:font-size="14pt" fo:font-weight="bold" officeooo:rsid="00c1ccb9" officeooo:paragraph-rsid="00c1ccb9" style:font-size-asian="14pt" style:font-weight-asian="bold" style:font-size-complex="14pt" style:font-weight-complex="bold"/>
    </style:style>
    <style:style style:name="P5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5" style:family="paragraph" style:parent-style-name="Standard">
      <style:paragraph-properties fo:text-align="center" style:justify-single-word="false"/>
      <style:text-properties fo:font-size="20pt" fo:font-weight="bold" officeooo:paragraph-rsid="0091e28d" style:font-size-asian="20pt" style:font-weight-asian="bold" style:font-size-complex="20pt" style:font-weight-complex="bold"/>
    </style:style>
    <style:style style:name="P56" style:family="paragraph" style:parent-style-name="Standard">
      <style:paragraph-properties fo:text-align="center" style:justify-single-word="false"/>
      <style:text-properties fo:font-size="20pt" fo:font-weight="bold" officeooo:paragraph-rsid="0097bd51" style:font-size-asian="20pt" style:font-weight-asian="bold" style:font-size-complex="20pt" style:font-weight-complex="bold"/>
    </style:style>
    <style:style style:name="P57" style:family="paragraph" style:parent-style-name="Standard">
      <style:paragraph-properties fo:text-align="center" style:justify-single-word="false"/>
      <style:text-properties fo:font-size="20pt" fo:font-weight="bold" officeooo:paragraph-rsid="00989854" style:font-size-asian="20pt" style:font-weight-asian="bold" style:font-size-complex="20pt" style:font-weight-complex="bold"/>
    </style:style>
    <style:style style:name="P58" style:family="paragraph" style:parent-style-name="Standard">
      <style:paragraph-properties fo:text-align="center" style:justify-single-word="false"/>
      <style:text-properties fo:font-size="20pt" fo:font-weight="bold" officeooo:paragraph-rsid="00ad77ef" style:font-size-asian="20pt" style:font-weight-asian="bold" style:font-size-complex="20pt" style:font-weight-complex="bold"/>
    </style:style>
    <style:style style:name="P59" style:family="paragraph" style:parent-style-name="Standard">
      <style:paragraph-properties fo:text-align="center" style:justify-single-word="false"/>
      <style:text-properties fo:font-size="20pt" fo:font-weight="bold" officeooo:paragraph-rsid="00ae766d" style:font-size-asian="20pt" style:font-weight-asian="bold" style:font-size-complex="20pt" style:font-weight-complex="bold"/>
    </style:style>
    <style:style style:name="P60" style:family="paragraph" style:parent-style-name="Standard">
      <style:paragraph-properties fo:text-align="center" style:justify-single-word="false"/>
      <style:text-properties fo:font-size="20pt" fo:font-weight="bold" officeooo:paragraph-rsid="00b71c44" style:font-size-asian="20pt" style:font-weight-asian="bold" style:font-size-complex="20pt" style:font-weight-complex="bold"/>
    </style:style>
    <style:style style:name="P61" style:family="paragraph" style:parent-style-name="Standard">
      <style:paragraph-properties fo:text-align="center" style:justify-single-word="false"/>
      <style:text-properties fo:font-size="20pt" fo:font-weight="bold" officeooo:paragraph-rsid="00bbdf50" style:font-size-asian="20pt" style:font-weight-asian="bold" style:font-size-complex="20pt" style:font-weight-complex="bold"/>
    </style:style>
    <style:style style:name="P62" style:family="paragraph" style:parent-style-name="Standard">
      <style:text-properties style:font-name="Courier 10 Pitch" fo:font-size="14pt" officeooo:rsid="00969335" officeooo:paragraph-rsid="00969335" style:font-size-asian="14pt" style:font-size-complex="14pt"/>
    </style:style>
    <style:style style:name="P63" style:family="paragraph" style:parent-style-name="Standard">
      <style:text-properties style:text-position="0% 100%" fo:font-size="14pt" officeooo:rsid="0097bd51" officeooo:paragraph-rsid="0097bd51" style:font-size-asian="14pt" style:font-size-complex="14pt"/>
    </style:style>
    <style:style style:name="P64" style:family="paragraph" style:parent-style-name="Standard">
      <style:text-properties style:text-position="0% 100%" fo:font-size="14pt" officeooo:rsid="00a49c15" officeooo:paragraph-rsid="00a49c15" style:font-size-asian="14pt" style:font-size-complex="14pt"/>
    </style:style>
    <style:style style:name="P65" style:family="paragraph" style:parent-style-name="Standard">
      <style:text-properties style:text-position="0% 100%" fo:font-size="14pt" officeooo:rsid="00a17034" officeooo:paragraph-rsid="00a3f981" style:font-size-asian="14pt" style:font-size-complex="14pt"/>
    </style:style>
    <style:style style:name="P66" style:family="paragraph" style:parent-style-name="Standard">
      <style:text-properties style:text-position="0% 100%" fo:font-size="14pt" officeooo:rsid="00a17034" officeooo:paragraph-rsid="00a2f7f8" style:font-size-asian="14pt" style:font-size-complex="14pt"/>
    </style:style>
    <style:style style:name="P67" style:family="paragraph" style:parent-style-name="Standard">
      <style:text-properties style:text-position="0% 100%" fo:font-size="14pt" officeooo:rsid="00a17034" officeooo:paragraph-rsid="00a17034" style:font-size-asian="14pt" style:font-size-complex="14pt"/>
    </style:style>
    <style:style style:name="P68" style:family="paragraph" style:parent-style-name="Standard">
      <style:text-properties style:text-position="0% 100%" fo:font-size="14pt" officeooo:rsid="00a2f7f8" officeooo:paragraph-rsid="00a3f981" style:font-size-asian="14pt" style:font-size-complex="14pt"/>
    </style:style>
    <style:style style:name="P69" style:family="paragraph" style:parent-style-name="Standard">
      <style:text-properties style:text-position="0% 100%" fo:font-size="14pt" officeooo:rsid="00a2f7f8" officeooo:paragraph-rsid="00a2f7f8" style:font-size-asian="14pt" style:font-size-complex="14pt"/>
    </style:style>
    <style:style style:name="P70" style:family="paragraph" style:parent-style-name="Standard">
      <style:text-properties style:text-position="0% 100%" fo:font-size="14pt" officeooo:rsid="00a2f7f8" officeooo:paragraph-rsid="00a17034" style:font-size-asian="14pt" style:font-size-complex="14pt"/>
    </style:style>
    <style:style style:name="P71" style:family="paragraph" style:parent-style-name="Standard">
      <style:text-properties style:text-position="0% 100%" fo:font-size="14pt" officeooo:rsid="00a0d374" officeooo:paragraph-rsid="009fa008" style:font-size-asian="14pt" style:font-size-complex="14pt"/>
    </style:style>
    <style:style style:name="P72" style:family="paragraph" style:parent-style-name="Standard">
      <style:text-properties style:text-position="0% 100%" fo:font-size="14pt" officeooo:rsid="009b311d" officeooo:paragraph-rsid="009b311d" style:font-size-asian="14pt" style:font-size-complex="14pt"/>
    </style:style>
    <style:style style:name="P73" style:family="paragraph" style:parent-style-name="Standard">
      <style:text-properties style:text-position="0% 100%" fo:font-size="14pt" officeooo:rsid="009c19cc" officeooo:paragraph-rsid="009b311d" style:font-size-asian="14pt" style:font-size-complex="14pt"/>
    </style:style>
    <style:style style:name="P74" style:family="paragraph" style:parent-style-name="Standard">
      <style:text-properties style:text-position="0% 100%" fo:font-size="14pt" officeooo:rsid="009c19cc" officeooo:paragraph-rsid="009c19cc" style:font-size-asian="14pt" style:font-size-complex="14pt"/>
    </style:style>
    <style:style style:name="P75" style:family="paragraph" style:parent-style-name="Standard">
      <style:text-properties style:text-position="0% 100%" fo:font-size="14pt" officeooo:rsid="009c6106" officeooo:paragraph-rsid="009c6106" style:font-size-asian="14pt" style:font-size-complex="14pt"/>
    </style:style>
    <style:style style:name="P76" style:family="paragraph" style:parent-style-name="Standard">
      <style:text-properties style:text-position="0% 100%" fo:font-size="14pt" officeooo:rsid="009c6106" officeooo:paragraph-rsid="009c19cc" style:font-size-asian="14pt" style:font-size-complex="14pt"/>
    </style:style>
    <style:style style:name="P77" style:family="paragraph" style:parent-style-name="Standard">
      <style:text-properties style:text-position="0% 100%" fo:font-size="14pt" officeooo:rsid="0099084b" officeooo:paragraph-rsid="009b311d" style:font-size-asian="14pt" style:font-size-complex="14pt"/>
    </style:style>
    <style:style style:name="P78" style:family="paragraph" style:parent-style-name="Standard">
      <style:text-properties style:text-position="0% 100%" fo:font-size="14pt" officeooo:rsid="009e2ff9" officeooo:paragraph-rsid="009e2ff9" style:font-size-asian="14pt" style:font-size-complex="14pt"/>
    </style:style>
    <style:style style:name="P79" style:family="paragraph" style:parent-style-name="Standard">
      <style:text-properties style:text-position="0% 100%" fo:font-size="14pt" officeooo:rsid="00ae766d" officeooo:paragraph-rsid="00ae766d" style:font-size-asian="14pt" style:font-size-complex="14pt"/>
    </style:style>
    <style:style style:name="P80" style:family="paragraph" style:parent-style-name="Standard">
      <style:text-properties style:text-position="0% 100%" fo:font-size="14pt" officeooo:rsid="00b1a257" officeooo:paragraph-rsid="00b1a257" style:font-size-asian="14pt" style:font-size-complex="14pt"/>
    </style:style>
    <style:style style:name="P81" style:family="paragraph" style:parent-style-name="Standard">
      <style:text-properties style:text-position="0% 100%" fo:font-size="14pt" officeooo:rsid="00afa6f3" officeooo:paragraph-rsid="00ae766d" style:font-size-asian="14pt" style:font-size-complex="14pt"/>
    </style:style>
    <style:style style:name="P82" style:family="paragraph" style:parent-style-name="Standard">
      <style:text-properties style:text-position="0% 100%" fo:font-size="14pt" officeooo:rsid="00b22eff" officeooo:paragraph-rsid="00b22eff" style:font-size-asian="14pt" style:font-size-complex="14pt"/>
    </style:style>
    <style:style style:name="P83" style:family="paragraph" style:parent-style-name="Standard">
      <style:text-properties style:text-position="0% 100%" fo:font-size="14pt" officeooo:rsid="00969335" officeooo:paragraph-rsid="00a8e922" style:font-size-asian="14pt" style:font-size-complex="14pt"/>
    </style:style>
    <style:style style:name="P84" style:family="paragraph" style:parent-style-name="Standard">
      <style:text-properties style:text-position="0% 100%" fo:font-size="14pt" officeooo:rsid="00b3a6a0" officeooo:paragraph-rsid="00b3a6a0" style:font-size-asian="14pt" style:font-size-complex="14pt"/>
    </style:style>
    <style:style style:name="P85" style:family="paragraph" style:parent-style-name="Standard">
      <style:text-properties style:text-position="0% 100%" fo:font-size="14pt" officeooo:rsid="00b4e690" officeooo:paragraph-rsid="00b4e690" style:font-size-asian="14pt" style:font-size-complex="14pt"/>
    </style:style>
    <style:style style:name="P86" style:family="paragraph" style:parent-style-name="Standard">
      <style:text-properties style:text-position="0% 100%" fo:font-size="14pt" officeooo:rsid="00b5a6d2" officeooo:paragraph-rsid="00b5a6d2" style:font-size-asian="14pt" style:font-size-complex="14pt"/>
    </style:style>
    <style:style style:name="P87" style:family="paragraph" style:parent-style-name="Standard">
      <style:text-properties style:text-position="0% 100%" fo:font-size="14pt" fo:font-weight="bold" officeooo:rsid="00ae766d" officeooo:paragraph-rsid="00ae766d" style:font-size-asian="14pt" style:font-weight-asian="bold" style:font-size-complex="14pt" style:font-weight-complex="bold"/>
    </style:style>
    <style:style style:name="P88" style:family="paragraph" style:parent-style-name="Standard">
      <style:text-properties style:text-position="0% 100%" fo:font-size="14pt" fo:font-weight="bold" officeooo:rsid="00afa6f3" officeooo:paragraph-rsid="00afa6f3" style:font-size-asian="14pt" style:font-weight-asian="bold" style:font-size-complex="14pt" style:font-weight-complex="bold"/>
    </style:style>
    <style:style style:name="P89" style:family="paragraph" style:parent-style-name="Standard">
      <style:text-properties style:text-position="0% 100%" fo:font-size="14pt" fo:font-weight="bold" officeooo:rsid="00b22eff" officeooo:paragraph-rsid="00b22eff" style:font-size-asian="14pt" style:font-weight-asian="bold" style:font-size-complex="14pt" style:font-weight-complex="bold"/>
    </style:style>
    <style:style style:name="P90" style:family="paragraph" style:parent-style-name="Standard">
      <style:text-properties style:text-position="0% 100%" fo:font-size="14pt" fo:font-weight="normal" officeooo:rsid="00afa6f3" officeooo:paragraph-rsid="00afa6f3" style:font-size-asian="14pt" style:font-weight-asian="normal" style:font-size-complex="14pt" style:font-weight-complex="normal"/>
    </style:style>
    <style:style style:name="P91" style:family="paragraph" style:parent-style-name="Standard">
      <style:text-properties style:text-position="0% 100%" fo:font-size="14pt" fo:font-weight="normal" officeooo:rsid="00b1a257" officeooo:paragraph-rsid="00b1a257" style:font-size-asian="14pt" style:font-weight-asian="normal" style:font-size-complex="14pt" style:font-weight-complex="normal"/>
    </style:style>
    <style:style style:name="P92" style:family="paragraph" style:parent-style-name="Standard">
      <style:text-properties style:text-position="0% 100%" fo:font-size="14pt" style:text-underline-style="solid" style:text-underline-width="auto" style:text-underline-color="font-color" officeooo:rsid="00b22eff" officeooo:paragraph-rsid="00b22eff" style:font-size-asian="14pt" style:font-size-complex="14pt"/>
    </style:style>
    <style:style style:name="P93" style:family="paragraph" style:parent-style-name="Standard">
      <style:text-properties fo:font-size="14pt" fo:font-weight="normal" officeooo:rsid="00c1ccb9" officeooo:paragraph-rsid="00c1ccb9" style:font-size-asian="14pt" style:font-weight-asian="normal" style:font-size-complex="14pt" style:font-weight-complex="normal"/>
    </style:style>
    <style:style style:name="P94" style:family="paragraph" style:parent-style-name="Standard">
      <style:text-properties fo:font-size="14pt" officeooo:rsid="00be4440" officeooo:paragraph-rsid="00c2de71" style:font-size-asian="14pt" style:font-size-complex="14pt"/>
    </style:style>
    <style:style style:name="P95" style:family="paragraph" style:parent-style-name="Standard">
      <style:text-properties fo:font-size="14pt" officeooo:rsid="00c58dfc" officeooo:paragraph-rsid="00c58dfc" style:font-size-asian="14pt" style:font-size-complex="14pt"/>
    </style:style>
    <style:style style:name="P96" style:family="paragraph" style:parent-style-name="Standard">
      <style:text-properties fo:font-size="14pt" fo:font-weight="bold" officeooo:rsid="00c2de71" officeooo:paragraph-rsid="00c2de71" style:font-size-asian="14pt" style:font-weight-asian="bold" style:font-size-complex="14pt" style:font-weight-complex="bold"/>
    </style:style>
    <style:style style:name="P97" style:family="paragraph" style:parent-style-name="Standard">
      <style:text-properties fo:font-size="14pt" fo:font-weight="bold" officeooo:rsid="00c43c08" officeooo:paragraph-rsid="00c43c08" style:font-size-asian="14pt" style:font-weight-asian="bold" style:font-size-complex="14pt" style:font-weight-complex="bold"/>
    </style:style>
    <style:style style:name="P98" style:family="paragraph" style:parent-style-name="Standard">
      <style:text-properties fo:font-size="14pt" fo:font-weight="bold" officeooo:rsid="00c43c08" officeooo:paragraph-rsid="00c58dfc" style:font-size-asian="14pt" style:font-weight-asian="bold" style:font-size-complex="14pt" style:font-weight-complex="bold"/>
    </style:style>
    <style:style style:name="P99" style:family="paragraph" style:parent-style-name="Standard">
      <style:text-properties fo:font-size="14pt" fo:font-weight="bold" officeooo:rsid="00c58dfc" officeooo:paragraph-rsid="00c58dfc" style:font-size-asian="14pt" style:font-weight-asian="bold" style:font-size-complex="14pt" style:font-weight-complex="bold"/>
    </style:style>
    <style:style style:name="P100" style:family="paragraph" style:parent-style-name="Standard">
      <style:text-properties fo:font-size="14pt" style:text-underline-style="solid" style:text-underline-width="auto" style:text-underline-color="font-color" fo:font-weight="bold" officeooo:rsid="00c43c08" officeooo:paragraph-rsid="00c43c08" style:font-size-asian="14pt" style:font-weight-asian="bold" style:font-size-complex="14pt" style:font-weight-complex="bold"/>
    </style:style>
    <style:style style:name="P101" style:family="paragraph" style:parent-style-name="Standard">
      <style:text-properties fo:font-size="14pt" style:text-underline-style="solid" style:text-underline-width="auto" style:text-underline-color="font-color" fo:font-weight="bold" officeooo:rsid="00c43c08" officeooo:paragraph-rsid="00c58dfc" style:font-size-asian="14pt" style:font-weight-asian="bold" style:font-size-complex="14pt" style:font-weight-complex="bold"/>
    </style:style>
    <style:style style:name="P102" style:family="paragraph" style:parent-style-name="Standard">
      <style:text-properties fo:font-size="14pt" style:text-underline-style="solid" style:text-underline-width="auto" style:text-underline-color="font-color" fo:font-weight="bold" officeooo:rsid="00c58dfc" officeooo:paragraph-rsid="00c58dfc" style:font-size-asian="14pt" style:font-weight-asian="bold" style:font-size-complex="14pt" style:font-weight-complex="bold"/>
    </style:style>
    <style:style style:name="P103" style:family="paragraph" style:parent-style-name="Standard">
      <style:text-properties fo:font-size="14pt" fo:font-style="italic" fo:font-weight="bold" officeooo:rsid="00c43c08" officeooo:paragraph-rsid="00c58dfc" style:font-size-asian="14pt" style:font-style-asian="italic" style:font-weight-asian="bold" style:font-size-complex="14pt" style:font-style-complex="italic" style:font-weight-complex="bold"/>
    </style:style>
    <style:style style:name="P104" style:family="paragraph" style:parent-style-name="Standard">
      <style:text-properties fo:font-size="14pt" fo:font-style="italic" style:text-underline-style="solid" style:text-underline-width="auto" style:text-underline-color="font-color" fo:font-weight="bold" officeooo:rsid="00c43c08" officeooo:paragraph-rsid="00c58dfc" style:font-size-asian="14pt" style:font-style-asian="italic" style:font-weight-asian="bold" style:font-size-complex="14pt" style:font-style-complex="italic" style:font-weight-complex="bold"/>
    </style:style>
    <style:style style:name="P105" style:family="paragraph" style:parent-style-name="Standard">
      <style:paragraph-properties fo:break-before="page"/>
      <style:text-properties fo:font-size="14pt" fo:font-weight="bold" officeooo:rsid="00c43c08" officeooo:paragraph-rsid="00c43c08" style:font-size-asian="14pt" style:font-weight-asian="bold" style:font-size-complex="14pt" style:font-weight-complex="bold"/>
    </style:style>
    <style:style style:name="P106" style:family="paragraph" style:parent-style-name="Standard">
      <style:paragraph-properties fo:break-before="page"/>
      <style:text-properties fo:font-size="14pt" fo:font-style="italic" fo:font-weight="bold" officeooo:rsid="00c43c08" officeooo:paragraph-rsid="00c58dfc" style:font-size-asian="14pt" style:font-style-asian="italic" style:font-weight-asian="bold" style:font-size-complex="14pt" style:font-style-complex="italic" style:font-weight-complex="bold"/>
    </style:style>
    <style:style style:name="T1" style:family="text">
      <style:text-properties officeooo:rsid="0091e28d"/>
    </style:style>
    <style:style style:name="T2" style:family="text">
      <style:text-properties officeooo:rsid="00969335"/>
    </style:style>
    <style:style style:name="T3" style:family="text">
      <style:text-properties style:text-position="super 58%"/>
    </style:style>
    <style:style style:name="T4" style:family="text">
      <style:text-properties style:text-position="super 58%" officeooo:rsid="009c19cc"/>
    </style:style>
    <style:style style:name="T5" style:family="text">
      <style:text-properties style:text-position="super 58%" officeooo:rsid="009b311d"/>
    </style:style>
    <style:style style:name="T6" style:family="text">
      <style:text-properties style:text-position="super 58%" officeooo:rsid="00a0d374"/>
    </style:style>
    <style:style style:name="T7" style:family="text">
      <style:text-properties style:text-position="super 58%" officeooo:rsid="00a2f7f8"/>
    </style:style>
    <style:style style:name="T8" style:family="text">
      <style:text-properties style:text-position="super 58%" officeooo:rsid="00a3f981"/>
    </style:style>
    <style:style style:name="T9" style:family="text">
      <style:text-properties style:text-position="super 58%" officeooo:rsid="00a49c15"/>
    </style:style>
    <style:style style:name="T10" style:family="text">
      <style:text-properties style:text-position="0% 100%"/>
    </style:style>
    <style:style style:name="T11" style:family="text">
      <style:text-properties style:text-position="0% 100%" officeooo:rsid="009c19cc"/>
    </style:style>
    <style:style style:name="T12" style:family="text">
      <style:text-properties style:text-position="0% 100%" officeooo:rsid="009b311d"/>
    </style:style>
    <style:style style:name="T13" style:family="text">
      <style:text-properties style:text-position="0% 100%" officeooo:rsid="009e2ff9"/>
    </style:style>
    <style:style style:name="T14" style:family="text">
      <style:text-properties style:text-position="0% 100%" officeooo:rsid="00a0d374"/>
    </style:style>
    <style:style style:name="T15" style:family="text">
      <style:text-properties style:text-position="0% 100%" officeooo:rsid="00a2f7f8"/>
    </style:style>
    <style:style style:name="T16" style:family="text">
      <style:text-properties style:text-position="0% 100%" officeooo:rsid="00a3f981"/>
    </style:style>
    <style:style style:name="T17" style:family="text">
      <style:text-properties style:text-position="0% 100%" officeooo:rsid="00a49c15"/>
    </style:style>
    <style:style style:name="T18" style:family="text">
      <style:text-properties style:text-position="0% 100%" officeooo:rsid="00a6fba3"/>
    </style:style>
    <style:style style:name="T19" style:family="text">
      <style:text-properties style:text-position="0% 100%" officeooo:rsid="00afa6f3"/>
    </style:style>
    <style:style style:name="T20" style:family="text">
      <style:text-properties style:text-position="0% 100%" officeooo:rsid="00b1a257"/>
    </style:style>
    <style:style style:name="T21" style:family="text">
      <style:text-properties officeooo:rsid="0097bd51"/>
    </style:style>
    <style:style style:name="T22" style:family="text">
      <style:text-properties officeooo:rsid="00989854"/>
    </style:style>
    <style:style style:name="T23" style:family="text">
      <style:text-properties officeooo:rsid="00a2f7f8"/>
    </style:style>
    <style:style style:name="T24" style:family="text">
      <style:text-properties officeooo:rsid="00a3f981"/>
    </style:style>
    <style:style style:name="T25" style:family="text">
      <style:text-properties officeooo:rsid="00a49c15"/>
    </style:style>
    <style:style style:name="T26" style:family="text">
      <style:text-properties officeooo:rsid="00ad77ef"/>
    </style:style>
    <style:style style:name="T27" style:family="text">
      <style:text-properties officeooo:rsid="00ae766d"/>
    </style:style>
    <style:style style:name="T28" style:family="text">
      <style:text-properties officeooo:rsid="00b3a6a0"/>
    </style:style>
    <style:style style:name="T29" style:family="text">
      <style:text-properties officeooo:rsid="00b4e690"/>
    </style:style>
    <style:style style:name="T30" style:family="text">
      <style:text-properties officeooo:rsid="00b6cb70"/>
    </style:style>
    <style:style style:name="T31" style:family="text">
      <style:text-properties officeooo:rsid="00b71c44"/>
    </style:style>
    <style:style style:name="T32" style:family="text">
      <style:text-properties officeooo:rsid="00b7fcaa"/>
    </style:style>
    <style:style style:name="T33" style:family="text">
      <style:text-properties officeooo:rsid="00b8be1e"/>
    </style:style>
    <style:style style:name="T34" style:family="text">
      <style:text-properties officeooo:rsid="00bb1ae7"/>
    </style:style>
    <style:style style:name="T35" style:family="text">
      <style:text-properties officeooo:rsid="00bbdf50"/>
    </style:style>
    <style:style style:name="T36" style:family="text">
      <style:text-properties officeooo:rsid="00bfa491"/>
    </style:style>
    <style:style style:name="T37" style:family="text">
      <style:text-properties officeooo:rsid="00bfe22f"/>
    </style:style>
    <style:style style:name="T38" style:family="text">
      <style:text-properties officeooo:rsid="00c1ccb9"/>
    </style:style>
    <style:style style:name="T39" style:family="text">
      <style:text-properties fo:font-weight="normal" style:font-weight-asian="normal" style:font-weight-complex="normal"/>
    </style:style>
    <style:style style:name="T40" style:family="text">
      <style:text-properties fo:font-weight="normal" officeooo:rsid="00c43c08" style:font-weight-asian="normal" style:font-weight-complex="normal"/>
    </style:style>
    <style:style style:name="T41" style:family="text">
      <style:text-properties fo:font-weight="normal" officeooo:rsid="00c58dfc" style:font-weight-asian="normal" style:font-weight-complex="normal"/>
    </style:style>
    <style:style style:name="T42" style:family="text">
      <style:text-properties officeooo:rsid="00c2de71"/>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officeooo:rsid="00c58dfc" style:font-weight-asian="normal" style:font-weight-complex="normal"/>
    </style:style>
    <style:style style:name="T45" style:family="text">
      <style:text-properties style:text-underline-style="none" officeooo:rsid="00c58dfc"/>
    </style:style>
    <style:style style:name="T46" style:family="text">
      <style:text-properties officeooo:rsid="00c58d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2">HPMI for big primes</text:span>.</text:p>
      <text:p text:style-name="P1">Richard Parker <text:span text:style-name="T31">17.10</text:span>.201<text:span text:style-name="T1">7</text:span></text:p>
      <text:p text:style-name="P50"/>
      <text:p text:style-name="P54">Section 1 – Introduction</text:p>
      <text:p text:style-name="P4"/>
      <text:p text:style-name="P94">Now that the AS-code scheme is working for primes 5-181, this document reviews the various options for implementing the larger primes<text:span text:style-name="T42">, with particular emphasis on the next step up. <text:s/>Clearly 181-251 need to be covered, but I'd prefer it if the next HPMI implementation would go up to several thousand. <text:s/>There is clearly a compromise to strike between speed and range (i.e. which primes are covered) and it is far from clear what is to be optimized by this choice. <text:s/>Nevertheless it seems clear that the next step will use Add/Subtract methods rather than multiplication, and will probably do things at 16-bit length. <text:s/>I'll assume that (for now at least) and look to see what is possible.</text:span></text:p>
      <text:p text:style-name="P94"/>
      <text:p text:style-name="P100">AS codes.</text:p>
      <text:p text:style-name="P97"><text:span text:style-name="T39">These are limited by L1 size - how large a prime can we use before we need more than 128 slots.</text:span></text:p>
      <text:p text:style-name="P97"><text:span text:style-name="T39"><text:line-break/></text:span></text:p>
      <text:p text:style-name="P105"><text:span text:style-name="T39">Slices<text:tab/> <text:s/>mu-ops per 64<text:tab/>Biggest prime</text:span></text:p>
      <text:p text:style-name="P97"><text:span text:style-name="T39"><text:s text:c="4"/>1<text:tab/><text:tab/>70<text:tab/><text:tab/> <text:s text:c="5"/>8,192<text:tab/><text:tab/>"K" code</text:span></text:p>
      <text:p text:style-name="P97"><text:span text:style-name="T39"><text:s text:c="4"/>2<text:tab/><text:tab/>48<text:tab/><text:tab/> <text:s text:c="5"/>2,048<text:tab/><text:tab/>"K" code</text:span></text:p>
      <text:p text:style-name="P97"><text:span text:style-name="T39"><text:s text:c="4"/>3<text:tab/><text:tab/>38<text:tab/><text:tab/> <text:s text:c="8"/>800<text:tab/><text:tab/>"K" code</text:span></text:p>
      <text:p text:style-name="P97"><text:span text:style-name="T39"><text:s text:c="4"/>4<text:tab/><text:tab/>34<text:tab/><text:tab/> <text:s text:c="8"/>541<text:tab/><text:tab/>"K"code</text:span></text:p>
      <text:p text:style-name="P97"><text:span text:style-name="T39"><text:s text:c="4"/>5<text:tab/><text:tab/>32<text:tab/><text:tab/> <text:s text:c="8"/>379<text:tab/><text:tab/>Individual cases.</text:span></text:p>
      <text:p text:style-name="P97"><text:span text:style-name="T39"><text:s text:c="4"/>6<text:tab/><text:tab/>31<text:tab/><text:tab/> <text:s text:c="8"/>293<text:tab/><text:tab/>Individual cases</text:span></text:p>
      <text:p text:style-name="P97"><text:span text:style-name="T39"><text:s text:c="4"/>7<text:tab/><text:tab/>30<text:tab/><text:tab/> <text:s text:c="8"/>181<text:tab/><text:tab/>Already implemented</text:span></text:p>
      <text:p text:style-name="P97"><text:span text:style-name="T39"/></text:p>
      <text:p text:style-name="P100">AAS codes.</text:p>
      <text:p text:style-name="P100"><text:span text:style-name="T43"/></text:p>
      <text:p text:style-name="P97"><text:span text:style-name="T39">Slices<text:tab/> <text:s/>mu-ops per 64<text:tab/>Biggest prime</text:span></text:p>
      <text:p text:style-name="P97"><text:span text:style-name="T39"><text:s text:c="4"/>1<text:tab/><text:tab/>81<text:tab/><text:tab/> <text:s text:c="4"/>16,000<text:tab/><text:tab/>No codes past 5,000, overflow limited</text:span></text:p>
      <text:p text:style-name="P97"><text:span text:style-name="T39"><text:s text:c="4"/>2<text:tab/><text:tab/>59<text:tab/><text:tab/> <text:s text:c="6"/>8,000<text:tab/><text:tab/>No codes past 5,000, overflow limited</text:span></text:p>
      <text:p text:style-name="P97"><text:span text:style-name="T39"><text:s text:c="4"/>3<text:tab/><text:tab/>49<text:tab/><text:tab/> <text:s text:c="6"/>5,300<text:tab/><text:tab/>No codes past 5,000, overflow limited</text:span></text:p>
      <text:p text:style-name="P97"><text:span text:style-name="T39"><text:s text:c="4"/>4<text:tab/><text:tab/>45<text:tab/><text:tab/> <text:s text:c="6"/>3,613<text:tab/><text:tab/>Code-space limited</text:span></text:p>
      <text:p text:style-name="P97"><text:span text:style-name="T39"><text:s text:c="4"/>5<text:tab/><text:tab/>43<text:tab/><text:tab/> <text:s text:c="6"/>2,06</text:span><text:span text:style-name="T41">9</text:span><text:span text:style-name="T39"><text:tab/><text:tab/>Code-space limited</text:span></text:p>
      <text:p text:style-name="P97"><text:span text:style-name="T39"><text:s text:c="4"/>6<text:tab/><text:tab/>42<text:tab/><text:tab/> <text:s text:c="6"/>1,327<text:tab/><text:tab/>Code-space limited</text:span></text:p>
      <text:p text:style-name="P100"><text:span text:style-name="T43"><text:s text:c="4"/>7<text:tab/><text:tab/>41<text:tab/><text:tab/> <text:s text:c="9"/>967<text:tab/><text:tab/>Code-space limited</text:span></text:p>
      <text:p text:style-name="P100"><text:span text:style-name="T43"/></text:p>
      <text:p text:style-name="P100">AASS codes.</text:p>
      <text:p text:style-name="P100"><text:span text:style-name="T43"/></text:p>
      <text:p text:style-name="P102"><text:span text:style-name="T43">These are all overflow limited.</text:span></text:p>
      <text:p text:style-name="P102"><text:span text:style-name="T43"/></text:p>
      <text:p text:style-name="P97"><text:span text:style-name="T39">Slices<text:tab/> <text:s/>mu-ops per 64<text:tab/>Biggest prime</text:span></text:p>
      <text:p text:style-name="P97"><text:span text:style-name="T39"><text:s text:c="4"/>1<text:tab/><text:tab/>92<text:tab/><text:tab/> <text:s text:c="4"/>1</text:span><text:span text:style-name="T41">2</text:span><text:span text:style-name="T39">,000</text:span></text:p>
      <text:p text:style-name="P97"><text:span text:style-name="T39"><text:s text:c="4"/>2<text:tab/><text:tab/>70<text:tab/><text:tab/> <text:s text:c="6"/></text:span><text:span text:style-name="T41">6</text:span><text:span text:style-name="T39">,000</text:span></text:p>
      <text:p text:style-name="P97"><text:span text:style-name="T39"><text:s text:c="4"/>3<text:tab/><text:tab/>60<text:tab/><text:tab/> <text:s text:c="6"/></text:span><text:span text:style-name="T41">4,0</text:span><text:span text:style-name="T39">00</text:span></text:p>
      <text:p text:style-name="P97"><text:span text:style-name="T39"><text:s text:c="4"/>4<text:tab/><text:tab/>56<text:tab/><text:tab/> <text:s text:c="6"/>3,</text:span><text:span text:style-name="T41">000</text:span></text:p>
      <text:p text:style-name="P97"><text:span text:style-name="T39"><text:s text:c="4"/>5<text:tab/><text:tab/>54<text:tab/><text:tab/> <text:s text:c="6"/>2,</text:span><text:span text:style-name="T41">400</text:span></text:p>
      <text:p text:style-name="P97"><text:span text:style-name="T39"><text:s text:c="4"/>6<text:tab/><text:tab/>53<text:tab/><text:tab/> <text:s text:c="6"/></text:span><text:span text:style-name="T41">2,000</text:span></text:p>
      <text:p text:style-name="P100"><text:span text:style-name="T43"><text:s text:c="4"/>7<text:tab/><text:tab/>52<text:tab/><text:tab/> <text:s text:c="6"/></text:span><text:span text:style-name="T44">1,714</text:span></text:p>
      <text:p text:style-name="P94"/>
      <text:p text:style-name="P95">Let's sort them</text:p>
      <text:p text:style-name="P95"/>
      <text:p text:style-name="P98"><text:span text:style-name="T39"/></text:p>
      <text:p text:style-name="P98"><text:span text:style-name="T39"/></text:p>
      <text:p text:style-name="P99"><text:span text:style-name="T41"/></text:p>
      <text:p text:style-name="P106"><text:span text:style-name="T41">3</text:span><text:span text:style-name="T39"> <text:s text:c="3"/>1<text:tab/><text:tab/>81<text:tab/><text:tab/> <text:s text:c="4"/>16,000<text:tab/><text:tab/>No codes past 5,000, overflow limited</text:span></text:p>
      <text:p text:style-name="P103"><text:span text:style-name="T41">3</text:span><text:span text:style-name="T39"> <text:s text:c="3"/>2<text:tab/><text:tab/>59<text:tab/><text:tab/> <text:s text:c="6"/>8,000<text:tab/><text:tab/>No codes past 5,000, overflow limited</text:span></text:p>
      <text:p text:style-name="P98"><text:span text:style-name="T46">3</text:span> <text:s text:c="3"/>3<text:tab/><text:tab/>49<text:tab/><text:tab/> <text:s text:c="6"/>5,300<text:tab/><text:tab/>No codes past 5,000, overflow limited</text:p>
      <text:p text:style-name="P103"><text:span text:style-name="T41">3</text:span><text:span text:style-name="T39"> <text:s text:c="3"/>4<text:tab/><text:tab/>45<text:tab/><text:tab/> <text:s text:c="6"/>3,613</text:span></text:p>
      <text:p text:style-name="P103"><text:span text:style-name="T41">3</text:span><text:span text:style-name="T39"> <text:s text:c="3"/>5<text:tab/><text:tab/>43<text:tab/><text:tab/> <text:s text:c="6"/>2,06</text:span><text:span text:style-name="T41">9</text:span><text:span text:style-name="T39"><text:tab/><text:tab/>Code-space limited</text:span></text:p>
      <text:p text:style-name="P103"><text:span text:style-name="T41">3</text:span><text:span text:style-name="T39"> <text:s text:c="3"/>6<text:tab/><text:tab/>42<text:tab/><text:tab/> <text:s text:c="6"/>1,327<text:tab/><text:tab/>Code-space limited</text:span></text:p>
      <text:p text:style-name="P104"><text:span text:style-name="T44">3 <text:s text:c="3"/>7<text:tab/><text:tab/>41<text:tab/><text:tab/> <text:s text:c="8"/>967<text:tab/><text:tab/>Code-space limited</text:span></text:p>
      <text:p text:style-name="P103"><text:span text:style-name="T41">2</text:span><text:span text:style-name="T39"> <text:s text:c="3"/>3<text:tab/><text:tab/>38<text:tab/><text:tab/> <text:s text:c="8"/>800<text:tab/><text:tab/>"K" code</text:span></text:p>
      <text:p text:style-name="P103"><text:span text:style-name="T41">2</text:span><text:span text:style-name="T39"> <text:s text:c="3"/>4<text:tab/><text:tab/>34<text:tab/><text:tab/> <text:s text:c="8"/>541<text:tab/><text:tab/>"K"code</text:span></text:p>
      <text:p text:style-name="P103"><text:span text:style-name="T41">2</text:span><text:span text:style-name="T39"> <text:s text:c="3"/>5<text:tab/><text:tab/>32<text:tab/><text:tab/> <text:s text:c="8"/>379<text:tab/><text:tab/>Individual cases.</text:span></text:p>
      <text:p text:style-name="P103"><text:span text:style-name="T41">2</text:span><text:span text:style-name="T39"> <text:s text:c="3"/>6<text:tab/><text:tab/>31<text:tab/><text:tab/> <text:s text:c="8"/>293<text:tab/><text:tab/>Individual cases</text:span></text:p>
      <text:p text:style-name="P101"><text:span text:style-name="T45">2 <text:s text:c="3"/>7<text:tab/><text:tab/>30<text:tab/><text:tab/> <text:s text:c="8"/>181<text:tab/><text:tab/>Already implemented</text:span></text:p>
      <text:p text:style-name="P94"/>
      <text:p text:style-name="P94"/>
      <text:p text:style-name="P94"/>
      <text:p text:style-name="P94"/>
      <text:p text:style-name="P94">.<text:span text:style-name="T38"> <text:s/>There are a wide variety of options available, and after some consideration, it looks sensible to make a "straw man" proposal that looks reasonably good, and then to test the other options against this to see if it can be improved.</text:span></text:p>
      <text:p text:style-name="P46"/>
      <text:p text:style-name="P53">Three Slices of AAS<text:span text:style-name="T39">. <text:s/>This method looks like going up to about 5,000, taking about 50 mu-ops per 64 entries.</text:span></text:p>
      <text:p text:style-name="P93"/>
      <text:p text:style-name="P53">Four Slices of AS<text:span text:style-name="T39">. <text:s/>This will go up to about 500, taking 34 mu-ops per 64 entries.</text:span></text:p>
      <text:p text:style-name="P46"/>
      <text:p text:style-name="P49">As long as 16-bit add/subtract working is reasonable, it is unlikely to be beaten by multiplication-based methods, </text:p>
      <text:p text:style-name="P46"/>
      <text:p text:style-name="P46"/>
      <text:p text:style-name="P46"/>
      <text:p text:style-name="P46"/>
      <text:p text:style-name="P46"><text:s text:c="2"/>There are a multitude of options available, and many good implementation<text:span text:style-name="T36">s</text:span> would be satisfactory for some range outside their sweet-spot, so the decision as to what to actually implement is of a strategic, rather than tactical nature.</text:p>
      <text:p text:style-name="P45"/>
      <text:p text:style-name="P45">What is very clear is that the <text:span text:style-name="T36">16-bit </text:span>AS-like methods still have a good way to go. <text:s/><text:span text:style-name="T36">Ignoring reduction, o</text:span>n Haswell multiplication 16x16-&gt;32 can manage only four multiplications per clock, since the PMULLD instruction is 2P0 (and latency ten, too!) whereas even AASS can manage 8 per clock. <text:s/>On Skylake the PMULLD is improved to 2P01 so may compete, but even then the requirement to reduce at 32-bit length probably means that multiplication-based methods will only come into their own once PMULUDQ and 64-bit accumulations become necessary.<text:span text:style-name="T36"> <text:s/>Probably the next case is aimed at the top-end of the primes where Add/Subtract methods are best, and an absolute limit around 10,000 - 12,000 seems to be set by the need to </text:span><text:soft-page-break/><text:span text:style-name="T36">stay inside 16 bits.</text:span></text:p>
      <text:p text:style-name="P45"/>
      <text:p text:style-name="P47">One possible implementation would be to have one slice of AASS per reduction. <text:s/>This would take about 86 mu-ops per 64 entries, which is looking a bit slow. <text:s/>What is its limit? <text:s/>To get above 8,192 we would have to use 16384=&lt;something&gt; <text:s/>making it likely that subtraction, rather than addition, would be used in reduction. <text:s/>10,000? <text:s/>16384=-2000 so after reduction we would have 16383+8000, leaving room for 4x10,000 in 65536. <text:s/>I'm not sure the exact bound, but it is pretty close to 10,000.</text:p>
      <text:p text:style-name="P47"/>
      <text:p text:style-name="P47">Perhaps more sensible would be to have two slices of AASS. <text:s/>This would need 8xP addition as well as the result of reduction, so would limit us to about 6000. <text:s/><text:span text:style-name="T37">Three slices would be a bit faster, but limit us to 4000.</text:span></text:p>
      <text:p text:style-name="P47"/>
      <text:p text:style-name="P48">It seems likely that AAS codes will be better. <text:s/>They take up more space, but we seem to have that available, and for primes up to 5,000 (38 slots per slice) we would speed up to about 50 mu-ops per 64 entries, which is looking pretty good.</text:p>
      <text:p text:style-name="P48"/>
      <text:p text:style-name="P48">How about two slices of AS? <text:s/>This would cover the same range (limited by L1 space rather than overflow) and do it in 44 mu-ops. <text:s/>Surely better.</text:p>
      <text:p text:style-name="P45"/>
      <text:p text:style-name="P47">As a likely boundary case, we wonder how large we can go with AASS? <text:s/>It looks likely that the limit will be set by the "adequate reduction" on 16-bits, and the key question then is "how many slices?". <text:s/>One slice </text:p>
      <text:p text:style-name="P45"/>
      <text:p text:style-name="P45">It took quite a while to generate the addition-chains for primes 5-181 by hand, and I do not feel it sensible to continue this method up into the thousands. <text:s/>It looks likely that either a patterned approach to choosing the multiples, or perhaps the Purbeck approach to generating the addition chains (either at FieldSet time, or as a separate utility program for generating the source code) will be necessary. <text:s/>Quite possibly a back-track may be worthwhile if the utility approach is used.</text:p>
      <text:p text:style-name="P45"/>
      <text:p text:style-name="P45">There are many issues to sort out before these methods can become a reality. <text:s/></text:p>
      <text:p text:style-name="P10">This document is<text:span text:style-name="T31"> another </text:span>attempt to specify<text:span text:style-name="T31"> the HPMI implementations for primes191 upwards. <text:s/>For most large primes, multiplication will be a sensible way forwards, but it is important to check where the boundary between AS-code approaches and multiplication actually is. <text:s/>This involves getting a fairly detailed design for both of them so that the performance estimates are accurate enough to decide exactly what to implement.</text:span></text:p>
      <text:p text:style-name="P10"/>
      <text:p text:style-name="P36">It seems fairly clear that the PMULLD instruction has a place in this scheme for multiplying two 16-bit numbers together to make a 32-bit result. <text:s/>Whether the PMULLW instruction can ever hold its own against AS-codes seems doubtful at this stage, so I think it best to start with PMULLD.</text:p>
      <text:p text:style-name="P36"/>
      <text:p text:style-name="P60"><text:soft-page-break/>Section <text:span text:style-name="T31">2</text:span> – <text:span text:style-name="T32">HPMI using PMULLD.</text:span></text:p>
      <text:p text:style-name="P37"/>
      <text:p text:style-name="P38">The register version of the PMULLD is getting steadily better with newer processors.</text:p>
      <text:p text:style-name="P38"/>
      <text:p text:style-name="P38">It came in as SSE4.1 on Wolfdale, needing 2 mu-ops to each of two ports. <text:s/>The <text:span text:style-name="T34">throughput</text:span> was doubled on Nehalem (2 mu-ops to P1) and doubled again on Sandy Bridge<text:span text:style-name="T33"> </text:span>(1 mu-op to P0<text:span text:style-name="T33">). <text:s/>Haswell introduced 256-bit registers, but without speeding this instruction (2 mu-ops to P0). <text:s/>Skylake doubles the throughput (still two mu-ops, but now P0 and P1 can both handle it). <text:s/>We will have to wait to see how xeon-i9 performs. <text:s/>AMD chips are generally slowish, but not silly, on this instruction.</text:span></text:p>
      <text:p text:style-name="P38"/>
      <text:p text:style-name="P39">The PADDD Instruction has been two per clock for all processors, but three per clock on Skylake. <text:s/>Accumulation is therefore probably not too much of an issue.<text:span text:style-name="T34"> <text:s/>It seems sensible to target the design for Skylake here, as this is the most powerful chip for this range of primes.</text:span></text:p>
      <text:p text:style-name="P40"/>
      <text:p text:style-name="P41">On Skylake, the central loop is therefore P01 P01 P015, aiming at one 256-bit accumulation per clock. <text:s/>We have the opportunity to use the same registers of both A and B more than once, and there seems little doubt that we will need to do this. <text:s/>We may find 16 registers a bit small!</text:p>
      <text:p text:style-name="P41"/>
      <text:p text:style-name="P44">There are also questions about packing, and the question arises for each of Afmt, Bfmt and Cfmt separately.</text:p>
      <text:p text:style-name="P42"/>
      <text:p text:style-name="P42"><text:span text:style-name="T35">Another issue is that, with the AS-codes threatening to beat this system for moderate primes, we may find we need to reduce fairly often to enable the method to get as close as possible to 16-bit primes, since otherwise the range of primes may get squeezed out.</text:span> </text:p>
      <text:p text:style-name="P42"/>
      <text:p text:style-name="P61">Section <text:span text:style-name="T35">3</text:span> – <text:span text:style-name="T35">2nd AS implementation.</text:span></text:p>
      <text:p text:style-name="P43"/>
      <text:p text:style-name="P44">It seems fairly clear that 191-251 should be done using AS in some form, and as much of the code already exists in the first implementation, it may not be too hard to expand it. <text:s/>Let's take a look at them to see what the best way is.</text:p>
      <text:p text:style-name="P44"/>
      <text:p text:style-name="P44">They need 20 slots if AS is to be used. <text:s/>Hence we can sensibly aim for six slices, and using five bits for each slot, this comes to 60 bits. <text:s/>On Haswell, this uses </text:p>
      <text:p text:style-name="P44"/>
      <text:p text:style-name="P44"/>
      <text:p text:style-name="P38"/>
      <text:p text:style-name="P38"/>
      <text:p text:style-name="P36">===================================================================</text:p>
      <text:p text:style-name="P10"/>
      <text:p text:style-name="P10"/>
      <text:p text:style-name="P10"/>
      <text:p text:style-name="P10"><text:s text:c="2"/>The<text:span text:style-name="T26">se designs are ultimately aimed at implementation, though it is early days yet. <text:s/>A more </text:span><text:soft-page-break/><text:span text:style-name="T26">urgent need is to see how the newly-designed HPMI is suitable for this work, and to fix up any issues before further implementation makes changes harder</text:span>.</text:p>
      <text:p text:style-name="P9"/>
      <text:p text:style-name="P58">Section <text:span text:style-name="T26">2</text:span> – <text:span text:style-name="T26">Vector instructions.</text:span></text:p>
      <text:p text:style-name="P29"/>
      <text:p text:style-name="P30">Although multiplication itself is a serious issued, it is actually the addition that forms the greatest problem. <text:s/>At the moment, there is no vector add instruction anywhere that adds more than 64 bits, and even a scalar operation would need to use the add-with-carry instruction. <text:s/>It seems clear that, in broad-brush terms, there will be <text:span text:style-name="T27">four</text:span> different types of implementation.</text:p>
      <text:p text:style-name="P30"/>
      <text:p text:style-name="P31">1. <text:s/>The smallest primes can accumulate into one 32-bit register. <text:s/>This will be limited to about 2<text:span text:style-name="T3">13</text:span><text:span text:style-name="T10"> = 8192 if 64 entries are to be accumulated, but it may be worth doing multiple rounds of adequate reductions to increase this range somewhat. <text:s/></text:span></text:p>
      <text:p text:style-name="P30"/>
      <text:p text:style-name="P30"><text:span text:style-name="T27">2</text:span>. <text:s/>Those that can afford to accumulate into one 64-bit register. <text:s/>PADDQ will be the main accumulation instruction - P015, latency 1 on Haswell.<text:span text:style-name="T27"> <text:s/>At first sight, this looks likely to work up to about 29-bit primes.</text:span></text:p>
      <text:p text:style-name="P30"/>
      <text:p text:style-name="P31">3. <text:s/>Those that use Karatsuba, and accumulate into three 64-bit registers. <text:s/>Again, PADDQ is the key accumulator, but now there will need to be three of them, and the situation is more complicated as the Karatsuba separation into a and b of x = a.2<text:span text:style-name="T3">28</text:span><text:span text:style-name="T10">+b can usefully be done at format conversion time, and the question of the correct Cfmt needs careful analysis.</text:span></text:p>
      <text:p text:style-name="P79"/>
      <text:p text:style-name="P31"><text:span text:style-name="T10">4. <text:s/>For primes approaching 2</text:span><text:span text:style-name="T3">64</text:span><text:span text:style-name="T10"> - probably 58-63 bits - will need a further piece of FFT-action, and five accumulators will presumably be needed.</text:span></text:p>
      <text:p text:style-name="P79"/>
      <text:p text:style-name="P79">It seems clear that type 2 (13-29 bit primes) will be the simplest, so I will start there.</text:p>
      <text:p text:style-name="P79"/>
      <text:p text:style-name="P79"/>
      <text:p text:style-name="P59">Section <text:span text:style-name="T27">3</text:span> – <text:span text:style-name="T27">13-29 bit primes.</text:span></text:p>
      <text:p text:style-name="P32"/>
      <text:p text:style-name="P87">Multiplication.</text:p>
      <text:p text:style-name="P31"><text:span text:style-name="T10">The PMULUDQ instruction takes </text:span><text:span text:style-name="T19">two vector registers, with only the alternate doublewords significant, and multiplies them pairwise together to produce 64-bit answers. <text:s/>SSE will do two multiplies, AVX-2 does four, and AVX-512 does eight.</text:span></text:p>
      <text:p text:style-name="P35"><text:span text:style-name="T10">2 </text:span><text:span text:style-name="T19">N</text:span><text:span text:style-name="T10">ehalem P1 latency 3</text:span></text:p>
      <text:p text:style-name="P80">2 Piledriver 1 port latency 4</text:p>
      <text:p text:style-name="P34"><text:span text:style-name="T20">2 </text:span><text:span text:style-name="T10">Sandy Bridge, Ivy Bridge</text:span><text:span text:style-name="T20"> </text:span><text:span text:style-name="T10">P0 latency 5</text:span></text:p>
      <text:p text:style-name="P34"><text:span text:style-name="T20">4</text:span><text:span text:style-name="T10"> Haswell, Broadwell P0 latency 5</text:span></text:p>
      <text:p text:style-name="P80">2 Ryzen 1 port latency 3</text:p>
      <text:p text:style-name="P33"><text:span text:style-name="T20">4 </text:span><text:span text:style-name="T19">S</text:span><text:span text:style-name="T10">kylake P01 latency 5</text:span></text:p>
      <text:p text:style-name="P81"/>
      <text:p text:style-name="P88">Addition.</text:p>
      <text:p text:style-name="P90"><text:soft-page-break/>The PADDQ instruction adds 2/4/8 64-bit quantities together.</text:p>
      <text:p text:style-name="P91">2 Nehalem P05 latency 1</text:p>
      <text:p text:style-name="P91">2 Piledriver 2 ports latency 2</text:p>
      <text:p text:style-name="P52"><text:span text:style-name="T20">2 </text:span><text:span text:style-name="T10">Sandy Bridge, Ivy Bridge</text:span><text:span text:style-name="T20"> </text:span><text:span text:style-name="T10">P15 latency 1</text:span></text:p>
      <text:p text:style-name="P52"><text:span text:style-name="T20">4 </text:span><text:span text:style-name="T10">Haswell, Broadwell P15 latency 1</text:span></text:p>
      <text:p text:style-name="P91">2 Ryzen 3 ports latency 1</text:p>
      <text:p text:style-name="P51"><text:span text:style-name="T20">4 </text:span><text:span text:style-name="T10">Skylake P015 latency 1</text:span></text:p>
      <text:p text:style-name="P79"/>
      <text:p text:style-name="P82">Hence we see that the arithmetic does 2/4/8 in one clock-cycle on all chips since multiplication only has one port (except Skylake which has two) but anyway I suspect that the other operations will reduce throughput to less than this in all cases.</text:p>
      <text:p text:style-name="P82"/>
      <text:p text:style-name="P89">Loading the Afmt and Bfmt.</text:p>
      <text:p text:style-name="P82"/>
      <text:p text:style-name="P82">The next thing to consider is the loading of Afmt and Bfmt, and the consequent definition of what Afmt and the BWA actually contain. <text:s/>Here it looks like AVX-512 may well be substantially different.</text:p>
      <text:p text:style-name="P82"/>
      <text:p text:style-name="P92">AVX-512F</text:p>
      <text:p text:style-name="P82">There are 32 registers, and we can probably afford 12 for the Afmt and 12 for the Cfmt, so that from this point of view, both alcove and cauldron could be 96 entries. <text:s/>This would make the BWA (assuming 64-bits for the moment) 96*96*8=73,728 bytes<text:span text:style-name="T28">.</text:span></text:p>
      <text:p text:style-name="P82"/>
      <text:p text:style-name="P84">There are several competing approaches.</text:p>
      <text:p text:style-name="P84">1. <text:s/>96x96 Just let the BWA be 73,728 bytes and fetch from L2 cache.</text:p>
      <text:p text:style-name="P84">2. <text:s/><text:span text:style-name="T29">32x64 So that the BWA is 16K as required with 64-bit entries</text:span></text:p>
      <text:p text:style-name="P85">3. <text:s/>64x64 keeping the BWA to 16K by using the VPMOVZXDQ instruction (extra P5).</text:p>
      <text:p text:style-name="P85"/>
      <text:p text:style-name="P85">In all cases the Afmt lives in registers, so the pace is 3 mu-ops for 1. and 2., and 4 mu-ops for 3. <text:s text:c="3"/>As a first guess, I would imagine that approach 2 will be best. <text:s/>We can't really afford an extra mu-op on the inner loop (approach 3) and I doubt if L2 cache can provide the requisite bandwidth (approach 1).</text:p>
      <text:p text:style-name="P84"/>
      <text:p text:style-name="P86">Another idea is to transpose B and keep several rows of the transposed B in registers as well as several rows of A, reducing the loading yet further. <text:s/>We could, for example, work with an alcove of 32. <text:s/>This would enable 3 rows of A and 3 columns of B to occupy 24 registers, enabling the computation of 3x3 entries of C with 36 multiplies and 36 additions, with only matrix B (12 512-bit loads) needing to be loaded for the next chunk.<text:span text:style-name="T30"> <text:s/>We would then need to consider Cfmt very carefully!</text:span> <text:s/></text:p>
      <text:p text:style-name="P89"/>
      <text:p text:style-name="P83"/>
      <text:p text:style-name="P55">Section <text:span text:style-name="T1">2</text:span> – <text:span text:style-name="T2">BwaMad.</text:span></text:p>
      <text:p text:style-name="P5"/>
      <text:p text:style-name="P6"><text:soft-page-break/>The <text:span text:style-name="T2">first thing to consider is the nature of BwaMad. <text:s/>I presume this will need to be written in assembler, and the basic idea is to fetch an element of A into %rax, multiply that by an element of B, and accumulate that into two registers. <text:s/>Let's first look in assembler-detail at this segment, as it is likely to be the performance-critical step. <text:s/>Assuming (arbitrarily) %r8-%r11 are used, the typical (fourth) segment would look like this . . .</text:span></text:p>
      <text:p text:style-name="P6"/>
      <text:p text:style-name="P62"><text:s text:c="4"/>movq <text:s text:c="3"/>24(%r8),%rax <text:s text:c="3"/>// P23</text:p>
      <text:p text:style-name="P62"><text:s text:c="4"/>mulq <text:s text:c="3"/>24(%r9) <text:s text:c="8"/>// P1 P6 P23</text:p>
      <text:p text:style-name="P62"><text:s text:c="4"/>addq <text:s text:c="3"/>%rax,%r10 <text:s text:c="6"/>// P0156</text:p>
      <text:p text:style-name="P62"><text:s text:c="4"/>adcq <text:s text:c="3"/>%rdx,%r11 <text:s text:c="6"/>// 2.P0156</text:p>
      <text:p text:style-name="P8"/>
      <text:p text:style-name="P8">This comes to seven mu-ops<text:span text:style-name="T21">, so we can probably unroll completely if we want to.</text:span></text:p>
      <text:p text:style-name="P11">We will need to set the pointer to the BWA and matrix C every loop (perhaps 64 segments like above) and set all three pointers every 64 of those. <text:s/>Additionally we will want to reduce mod p every 64. <text:s/>Initially we can use the divide instruction, but we will soon want to use some rounds of Barrett instead. <text:s/>A few operations can chop the accumulation into a.2<text:span text:style-name="T3">K</text:span><text:span text:style-name="T10"> + b, after which we can multiply a by 2</text:span><text:span text:style-name="T3">K</text:span><text:span text:style-name="T10">/p, multiply that by p and subtract from the original, or something like that. <text:s/>Further investigation should come up with a good scheme from p=2</text:span><text:span text:style-name="T3">32</text:span><text:span text:style-name="T10"> upwards which will hopefully get some way up, and this further investigation is urgent. <text:s/>In any case, our first estimate of performance is one elementary operation every 2 clocks, or 64x64x64 taking 500,000 clocks.</text:span></text:p>
      <text:p text:style-name="P63"/>
      <text:p text:style-name="P63">It is apparent that the BWA needs to be transposed, so that the alcove, cauldron and recbox can all be about 64 with the majority of fetches coming from L1, and the remainder from L2.</text:p>
      <text:p text:style-name="P8"/>
      <text:p text:style-name="P56">Section <text:span text:style-name="T21">3</text:span> – <text:span text:style-name="T2">BGrease.</text:span></text:p>
      <text:p text:style-name="P12"/>
      <text:p text:style-name="P11">There seems to be nothing to do in BGrease - One of DtoB and BSeed will do the transpose and the BWA is fully set-up.</text:p>
      <text:p text:style-name="P7"/>
      <text:p text:style-name="P57">Section <text:span text:style-name="T22">4</text:span> – <text:span text:style-name="T22">DtoB.</text:span></text:p>
      <text:p text:style-name="P13"/>
      <text:p text:style-name="P14">It seems clear that the BfmtMagic=1 can be used unchanged to make Bfmt fro Dfmt. <text:s/>We may need to check that the number of bytes is correctly computed.</text:p>
      <text:p text:style-name="P14"/>
      <text:p text:style-name="P57">Section <text:span text:style-name="T22">5</text:span> – <text:span text:style-name="T22">BSeed.</text:span></text:p>
      <text:p text:style-name="P13"/>
      <text:p text:style-name="P14">This routine needs to do the transpose. <text:s/>Initially it can just work in "c", but we need to check whether the result is cache-friendly enough. <text:s/>It may be better if the number of columns (the cauldron) were 72 rather than 64 to aid this. <text:s/>In any case we are expecting the subsequent BwaMad to take 500,000 clocks, so our budget here is 25,000 clocks, or about 6 clocks/entry, so we are not too worried.</text:p>
      <text:p text:style-name="P14"><text:soft-page-break/></text:p>
      <text:p text:style-name="P57">Section <text:span text:style-name="T22">6</text:span> – <text:span text:style-name="T22">CtoD.</text:span></text:p>
      <text:p text:style-name="P13"/>
      <text:p text:style-name="P14">The job to do here is to complete the reduction, and if we assume the slab is 1024x1024 (which is probably pretty small) we are taking 2,000 clocks for the multiply, and a divide is therefore acceptable. <text:s/>In any case, I don't really see how it can be avoided.</text:p>
      <text:p text:style-name="P14"/>
      <text:p text:style-name="P57">Section <text:span text:style-name="T22">7</text:span> – <text:span text:style-name="T22">DtoA.</text:span></text:p>
      <text:p text:style-name="P13"/>
      <text:p text:style-name="P14">The only real question here is whether we need to align it. <text:s/>If not, I think AfmtMagic=1 already does the job. <text:s/>If not, we have to make the skip/terminate word a uint64_t rather than a byte, but that shouldn't be too hard.</text:p>
      <text:p text:style-name="P7"/>
      <text:p text:style-name="P57">Section <text:span text:style-name="T22">8</text:span> – <text:span text:style-name="T22">Adequate reduction.</text:span></text:p>
      <text:p text:style-name="P13"/>
      <text:p text:style-name="P22"/>
      <text:p text:style-name="P22"/>
      <text:p text:style-name="P23"><text:span text:style-name="T25">After much experimentation, it appears that the correct choices are that our prime must be 32-51 bits long. <text:s/>We compute Z = 2</text:span><text:span text:style-name="T9">96</text:span><text:span text:style-name="T17">/p, which fits in a word (p at least 32 bits). <text:s/>Accumulation will be at most 6+2*51=108 bits, so we may compute B = A/2</text:span><text:span text:style-name="T9">44</text:span><text:span text:style-name="T17"> and know that B fits in a single word. <text:s/>We then compute [(B*Z)/2</text:span><text:span text:style-name="T9">52</text:span><text:span text:style-name="T17">]*p= [(A/2</text:span><text:span text:style-name="T9">44</text:span><text:span text:style-name="T17">)*(2</text:span><text:span text:style-name="T9">96</text:span><text:span text:style-name="T17">/p)/2</text:span><text:span text:style-name="T9">52</text:span><text:span text:style-name="T17">]*p.</text:span></text:p>
      <text:p text:style-name="P64"/>
      <text:p text:style-name="P27"><text:span text:style-name="T10">The error in A/2</text:span><text:span text:style-name="T3">44</text:span><text:span text:style-name="T10"> is at most 1 and is multiplied by a number of about 44 bits.</text:span></text:p>
      <text:p text:style-name="P27"><text:span text:style-name="T10">The error in 2</text:span><text:span text:style-name="T3">96</text:span><text:span text:style-name="T10">/p is multiplied by A*p/2</text:span><text:span text:style-name="T3">96</text:span><text:span text:style-name="T10"> bounded by 64.p</text:span><text:span text:style-name="T3">3</text:span><text:span text:style-name="T10">/2</text:span><text:span text:style-name="T3">96</text:span><text:span text:style-name="T10"> or 159-96 = 63 bits.</text:span></text:p>
      <text:p text:style-name="P64"/>
      <text:p text:style-name="P28"><text:span text:style-name="T10">It looks like there will be a considerable number of 52 bit primes for which the scheme will work, but it will not work for all of them. <text:s/>We should probably do some further investigation to find the first prime for which the scheme will not work. <text:s/>We can probably bump the 44 up a fair amount</text:span><text:span text:style-name="T18"> . . . need to understand this. <text:s/>Also the shifts can be used in %cl without much impact, and it seems clear that they should be variables passed into the routine. <text:s/>It will probably manage up to about 56 bits that way.</text:span></text:p>
      <text:p text:style-name="P23"/>
      <text:p text:style-name="P23">Assuming that p fits in 32<text:span text:style-name="T24">+x</text:span> bits, we may take Z=2<text:span text:style-name="T3">96</text:span><text:span text:style-name="T10">/p in one word. <text:s/>The accumulation A will be no more than </text:span><text:span text:style-name="T16">70+2x</text:span><text:span text:style-name="T10"> bits long, so A/2</text:span><text:span text:style-name="T8">6+2x</text:span><text:span text:style-name="T10"> will fit in a word. <text:s/>Computing </text:span></text:p>
      <text:p text:style-name="P65"/>
      <text:p text:style-name="P22"><text:span text:style-name="T10">E=[(A/2</text:span><text:span text:style-name="T8">6+2x</text:span><text:span text:style-name="T10">)*(2</text:span><text:span text:style-name="T3">96</text:span><text:span text:style-name="T10">/p)/2</text:span><text:span text:style-name="T8">90-2x</text:span><text:span text:style-name="T10">]*p</text:span></text:p>
      <text:p text:style-name="P65"/>
      <text:p text:style-name="P22"><text:span text:style-name="T10">gives a number divisible by p</text:span><text:span text:style-name="T15">, and approximates A. <text:s/>We need to bound the error.</text:span></text:p>
      <text:p text:style-name="P68"/>
      <text:p text:style-name="P25"><text:span text:style-name="T16">One</text:span><text:span text:style-name="T10"> source of error is in 2</text:span><text:span text:style-name="T3">96</text:span><text:span text:style-name="T10">/p, which may have an error of 1. <text:s/>This is multiplied by A*p/2</text:span><text:span text:style-name="T8">96</text:span><text:span text:style-name="T10"> so we would need 64.p</text:span><text:span text:style-name="T3">3</text:span><text:span text:style-name="T10">/2</text:span><text:span text:style-name="T8">96</text:span><text:span text:style-name="T10"> fits in a word, or p</text:span><text:span text:style-name="T3">3</text:span><text:span text:style-name="T10"> has at most 64+</text:span><text:span text:style-name="T16">96</text:span><text:span text:style-name="T10">-6</text:span><text:span text:style-name="T16">=154</text:span><text:span text:style-name="T10"> bits, which is </text:span><text:span text:style-name="T16">fine for p up to 51 bits</text:span><text:span text:style-name="T10">.</text:span></text:p>
      <text:p text:style-name="P68"><text:soft-page-break/></text:p>
      <text:p text:style-name="P26"><text:span text:style-name="T10">Another source of error is in A/2</text:span><text:span text:style-name="T3">6+2x</text:span><text:span text:style-name="T10">, which is multiplied by 2</text:span><text:span text:style-name="T3">6+2x</text:span><text:span text:style-name="T10">. <text:s/>Hence we must choose x to be as small as possible and anyway no more than </text:span><text:span text:style-name="T17">28</text:span><text:span text:style-name="T10">.</text:span><text:span text:style-name="T17"> <text:s/>Hence p must also be at most 60 bits, so that the first restriction is stronger. </text:span></text:p>
      <text:p text:style-name="P21"/>
      <text:p text:style-name="P21">Assuming that p fits in 32-<text:span text:style-name="T23">48</text:span> bits, we may take Z=2<text:span text:style-name="T3">96</text:span><text:span text:style-name="T10">/p in one word. <text:s/>The accumulation A will be no more than </text:span><text:span text:style-name="T15">102</text:span><text:span text:style-name="T10"> bits long, so A/2</text:span><text:span text:style-name="T7">38</text:span><text:span text:style-name="T10"> will fit in a word. <text:s/>Computing </text:span></text:p>
      <text:p text:style-name="P66"/>
      <text:p text:style-name="P21"><text:span text:style-name="T10">E=[(A/2</text:span><text:span text:style-name="T7">38</text:span><text:span text:style-name="T10">)*(2</text:span><text:span text:style-name="T3">96</text:span><text:span text:style-name="T10">/p)/2</text:span><text:span text:style-name="T7">58</text:span><text:span text:style-name="T10">]*p</text:span></text:p>
      <text:p text:style-name="P66"/>
      <text:p text:style-name="P21"><text:span text:style-name="T10">gives a number divisible by p</text:span><text:span text:style-name="T15">, and approximates A. <text:s/>We need to bound the error.</text:span></text:p>
      <text:p text:style-name="P69"/>
      <text:p text:style-name="P24"><text:span text:style-name="T15">T</text:span><text:span text:style-name="T10">he main source of error is in 2</text:span><text:span text:style-name="T3">96</text:span><text:span text:style-name="T10">/p, which may have an error of 1. <text:s/>This is multiplied by A*p/2</text:span><text:span text:style-name="T3">20</text:span><text:span text:style-name="T10"> so we would need 64.p</text:span><text:span text:style-name="T3">3</text:span><text:span text:style-name="T10">/2</text:span><text:span text:style-name="T3">20</text:span><text:span text:style-name="T10"> fits in a word, or p</text:span><text:span text:style-name="T3">3</text:span><text:span text:style-name="T10"> has at most 64+20-6 bits, which is never going to happen.</text:span></text:p>
      <text:p text:style-name="P69"/>
      <text:p text:style-name="P24"><text:span text:style-name="T10">One source of error is A/2</text:span><text:span text:style-name="T3">50</text:span><text:span text:style-name="T10"> which may give an error of 1. <text:s/>This is multiplied roughly by 2</text:span><text:span text:style-name="T3">50</text:span><text:span text:style-name="T10">.</text:span></text:p>
      <text:p text:style-name="P24"><text:span text:style-name="T10">Another source of error is 2</text:span><text:span text:style-name="T3">96</text:span><text:span text:style-name="T10">/p, again possibly 1 out, and this is multiplied by A*p/2</text:span><text:span text:style-name="T3">4</text:span><text:span text:style-name="T10"> or about 64.p</text:span><text:span text:style-name="T3">3</text:span><text:span text:style-name="T10">/16. <text:s/>This is far too much!</text:span></text:p>
      <text:p text:style-name="P20"/>
      <text:p text:style-name="P20">Assuming that p fits in 32-54 bits, we may take Z=2<text:span text:style-name="T3">96</text:span><text:span text:style-name="T10">/p in one word. <text:s/>The accumulation A will be no more than 114 bits long, so A/2</text:span><text:span text:style-name="T3">50</text:span><text:span text:style-name="T10"> will fit in a word. <text:s/>Computing </text:span></text:p>
      <text:p text:style-name="P67"/>
      <text:p text:style-name="P20"><text:span text:style-name="T10">E=[(A/2</text:span><text:span text:style-name="T3">50</text:span><text:span text:style-name="T10">)*(2</text:span><text:span text:style-name="T3">96</text:span><text:span text:style-name="T10">/p)/2</text:span><text:span text:style-name="T3">46</text:span><text:span text:style-name="T10">]*p</text:span></text:p>
      <text:p text:style-name="P67"/>
      <text:p text:style-name="P20"><text:span text:style-name="T10">gives a number divisible by p</text:span><text:span text:style-name="T15">, and approximates A. <text:s/>We need to bound the error.</text:span></text:p>
      <text:p text:style-name="P70"/>
      <text:p text:style-name="P24"><text:span text:style-name="T10">One source of error is A/2</text:span><text:span text:style-name="T3">50</text:span><text:span text:style-name="T10"> which may give an error of 1. <text:s/>This is multiplied roughly by 2</text:span><text:span text:style-name="T3">50</text:span><text:span text:style-name="T10">.</text:span></text:p>
      <text:p text:style-name="P24"><text:span text:style-name="T10">Another source of error is 2</text:span><text:span text:style-name="T3">96</text:span><text:span text:style-name="T10">/p, again possibly 1 out, and this is multiplied by A*p/2</text:span><text:span text:style-name="T3">4</text:span><text:span text:style-name="T10"> or about 64.p</text:span><text:span text:style-name="T3">3</text:span><text:span text:style-name="T10">/16. <text:s/>This is far too much!</text:span></text:p>
      <text:p text:style-name="P18"/>
      <text:p text:style-name="P18">Assuming that p fits in 48 bits, we may take Z = 2<text:span text:style-name="T3">96</text:span><text:span text:style-name="T10">/p in one word. <text:s/>The accumulation A will be no more that 96+6=102 bits, so we may take L=</text:span><text:span text:style-name="T14">3</text:span><text:span text:style-name="T10">8 bits and compute </text:span><text:span text:style-name="T14">B=</text:span><text:span text:style-name="T10">A/2</text:span><text:span text:style-name="T3">L</text:span><text:span text:style-name="T10"> and know that the result fits in a single word.</text:span><text:span text:style-name="T14"> <text:s/>E = B*Z/2</text:span><text:span text:style-name="T6">58</text:span><text:span text:style-name="T14"> is then a good approximation to A/p, since it is</text:span></text:p>
      <text:p text:style-name="P71"/>
      <text:p text:style-name="P19"><text:span text:style-name="T14">E</text:span><text:span text:style-name="T10"> = B*Z/2</text:span><text:span text:style-name="T3">58</text:span><text:span text:style-name="T10"> = (A/2</text:span><text:span text:style-name="T3">38</text:span><text:span text:style-name="T10">)*Z)/2</text:span><text:span text:style-name="T3">58</text:span><text:span text:style-name="T10"> = [(A/2</text:span><text:span text:style-name="T3">38</text:span><text:span text:style-name="T10">)*(2</text:span><text:span text:style-name="T3">96</text:span><text:span text:style-name="T10">/p)]/2</text:span><text:span text:style-name="T3">58</text:span><text:span text:style-name="T10">. <text:s/>Since A/2</text:span><text:span text:style-name="T3">38</text:span><text:span text:style-name="T10"> and 2</text:span><text:span text:style-name="T3">96</text:span><text:span text:style-name="T10">/p both fit in a word, the error in E is bounded by 128, which is far too good! <text:s/>We can't do much about 2</text:span><text:span text:style-name="T3">96</text:span><text:span text:style-name="T10">/p, (unless we move to a 2-word Z, which looks enticing) but A/2</text:span><text:span text:style-name="T3">38</text:span></text:p>
      <text:p text:style-name="P71"/>
      <text:p text:style-name="P71"/>
      <text:p text:style-name="P15">Having produced the accumulator A (in two words) by the above process, one idea is to reduce it mod p so that it fits into one word. <text:s/>An alternative is to define the Cfmt to be two words and not do any reduction at all, or only very rarely, since for 40-bit primes we can add 2<text:span text:style-name="T3">48</text:span><text:span text:style-name="T10"> products </text:span><text:soft-page-break/><text:span text:style-name="T10">in without overflowing 128 bits. <text:s/>Let's look</text:span> first at the one-word Cfmt.</text:p>
      <text:p text:style-name="P15"/>
      <text:p text:style-name="P15">The idea is to first get a good estimate E for A/p (in one word) without using division, and then multiply this by p, and then to subtract the result (two words) from A. <text:s/>How do we do this?</text:p>
      <text:p text:style-name="P15"/>
      <text:p text:style-name="P15">The first step is presumably to compute B = A/2<text:span text:style-name="T3">K</text:span><text:span text:style-name="T10"> for some K, so that B is only one word long. <text:s/>SHLD looks like the instruction to use for this. <text:s/>We then use a constant Z, and compute C=B*Z (to give a two-word result) and take E=C/2</text:span><text:span text:style-name="T3">L</text:span><text:span text:style-name="T10">.</text:span></text:p>
      <text:p text:style-name="P72"/>
      <text:p text:style-name="P72">Putting all this together, we see that</text:p>
      <text:p text:style-name="P72"/>
      <text:p text:style-name="P15"><text:span text:style-name="T10">E = C/2</text:span><text:span text:style-name="T3">L</text:span><text:span text:style-name="T10"> = (B*Z)/2</text:span><text:span text:style-name="T3">L</text:span><text:span text:style-name="T10"> = ((A/2</text:span><text:span text:style-name="T3">K</text:span><text:span text:style-name="T10">)*Z)/2</text:span><text:span text:style-name="T3">L</text:span><text:span text:style-name="T10"> which should be close to, but less than, A/p</text:span></text:p>
      <text:p text:style-name="P72"/>
      <text:p text:style-name="P15"><text:span text:style-name="T10">((A/2</text:span><text:span text:style-name="T3">K</text:span><text:span text:style-name="T10">)*Z)/2</text:span><text:span text:style-name="T3">L</text:span><text:span text:style-name="T10"> = A/p gives </text:span><text:span text:style-name="T11">Z=(2</text:span><text:span text:style-name="T4">K+L</text:span><text:span text:style-name="T11">)/p and by rounding this down, we get our constant Z.</text:span></text:p>
      <text:p text:style-name="P73"/>
      <text:p text:style-name="P17"><text:span text:style-name="T11">T</text:span><text:span text:style-name="T10">he key factor is that A - E*p fits in 64 bits, so we need that, as real numbers, </text:span></text:p>
      <text:p text:style-name="P75"/>
      <text:p text:style-name="P17"><text:span text:style-name="T10">A - E*p &lt; 2</text:span><text:span text:style-name="T3">64</text:span><text:span text:style-name="T10"> or</text:span></text:p>
      <text:p text:style-name="P17"><text:span text:style-name="T10">A - (</text:span><text:span text:style-name="T12">((A/2</text:span><text:span text:style-name="T5">K</text:span><text:span text:style-name="T12">)*Z)/2</text:span><text:span text:style-name="T5">L</text:span><text:span text:style-name="T12"> </text:span><text:span text:style-name="T10">)*p &lt; 2</text:span><text:span text:style-name="T3">64</text:span></text:p>
      <text:p text:style-name="P75"/>
      <text:p text:style-name="P17"><text:span text:style-name="T10">There are two sources of error - the divisions by 2</text:span><text:span text:style-name="T3">K</text:span><text:span text:style-name="T10"> and by 2</text:span><text:span text:style-name="T3">L</text:span><text:span text:style-name="T10">. <text:s/>The 2</text:span><text:span text:style-name="T3">L</text:span><text:span text:style-name="T10"> division will contribute at most p to the result, and is probably not important. <text:s/>A/2</text:span><text:span text:style-name="T3">K</text:span><text:span text:style-name="T10"> however, may be up to one unit too low, and this gets multiplied by Z*p/2</text:span><text:span text:style-name="T3">L</text:span><text:span text:style-name="T10"> which therefore needs to be less than 2</text:span><text:span text:style-name="T3">64</text:span><text:span text:style-name="T10">.</text:span></text:p>
      <text:p text:style-name="P75"/>
      <text:p text:style-name="P78">How big is Z? <text:s/>It is K+L-S+1 bits long. <text:s/>This gets S bits added and L subtracted, so we seem to get that the error is about K+1 bits, or that K&lt;63. and indeed K=63 is looking good, at least from this point of view. <text:s/></text:p>
      <text:p text:style-name="P73"/>
      <text:p text:style-name="P73"/>
      <text:p text:style-name="P16"><text:span text:style-name="T10">Now let's look at the sizes. <text:s/>Assume that p &lt; 2</text:span><text:span text:style-name="T3">S</text:span><text:span text:style-name="T10">, <text:s/>so that p is an s-bit prime, and that we will be doing 64 accumulations, so that A fits into 2.S+6 bits. <text:s/>For B to fit into one word, we need . . .</text:span></text:p>
      <text:p text:style-name="P74"/>
      <text:p text:style-name="P74">K &gt;= (2.S+6)-64 or K &gt;= 2.S-58.</text:p>
      <text:p text:style-name="P74"/>
      <text:p text:style-name="P16"><text:span text:style-name="T10">For Z to fit into one word, we need K+L-S+1 &lt;= 64 or S &lt; K+L-63</text:span><text:span text:style-name="T13">, which (with K=63) gives S&lt;L</text:span></text:p>
      <text:p text:style-name="P76"/>
      <text:p text:style-name="P75">Our accumulations must fit in 128 bits, so 2.S+6 &lt;= 128.</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0-18T04:47:03.876724617</dc:date>
    <meta:editing-duration>P4DT7H11M46S</meta:editing-duration>
    <meta:editing-cycles>417</meta:editing-cycles>
    <meta:generator>LibreOffice/5.1.6.2$Linux_X86_64 LibreOffice_project/10m0$Build-2</meta:generator>
    <meta:printed-by>User </meta:printed-by>
    <meta:print-date>2012-07-06T16:23:45</meta:print-date>
    <meta:document-statistic meta:table-count="0" meta:image-count="0" meta:object-count="0" meta:page-count="11" meta:paragraph-count="167" meta:word-count="3761" meta:character-count="20976" meta:non-whitespace-character-count="16711"/>
  </office:meta>
</office:document-meta>
</file>